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000000" draw:fill="none" draw:fill-color="#ffffff" fo:padding-top="-0.04cm" fo:padding-bottom="-0.04cm" fo:padding-left="-0.04cm" fo:padding-right="-0.04cm"/>
    </style:style>
    <style:style style:name="gr2" style:family="graphic" style:parent-style-name="standard">
      <style:graphic-properties svg:stroke-width="0.1cm" draw:fill-color="#000000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0.429cm" fo:min-width="0.143cm"/>
    </style:style>
  </office:automatic-styles>
  <office:body>
    <office:drawing>
      <draw:page draw:name="page1" draw:style-name="dp1" draw:master-page-name="Default">
        <draw:g>
          <draw:glue-point draw:id="4" svg:x="-1.661cm" svg:y="2.143cm"/>
          <draw:glue-point draw:id="5" svg:x="-1.661cm" svg:y="-5cm"/>
          <draw:glue-point draw:id="6" svg:x="-5cm" svg:y="-1.429cm"/>
          <draw:glue-point draw:id="7" svg:x="1.678cm" svg:y="-1.429cm"/>
          <draw:circle draw:style-name="gr1" draw:layer="layout" svg:width="1.429cm" svg:height="1.429cm" svg:x="0cm" svg:y="0cm">
            <text:p/>
          </draw:circle>
          <draw:line draw:style-name="gr1" draw:layer="layout" svg:x1="1.429cm" svg:y1="0.714cm" svg:x2="1.782cm" svg:y2="0.714cm">
            <text:p/>
          </draw:line>
          <draw:polygon draw:style-name="gr2" draw:layer="layout" svg:width="0.357cm" svg:height="0.286cm" svg:x="1.782cm" svg:y="0.571cm" svg:viewBox="0 0 358 287" draw:points="0,287 358,143 0,0">
            <text:p/>
          </draw:polygon>
          <draw:frame draw:style-name="gr3" draw:layer="layout" svg:width="0.143cm" svg:height="1.025cm" svg:x="0.714cm" svg:y="1.27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cene graph - callback</dc:title>
    <meta:creation-date>2011-02-07T16:55:44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